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3.6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768cm"/>
    </style:style>
    <style:style style:name="co5" style:family="table-column">
      <style:table-column-properties fo:break-before="auto" style:column-width="0.706cm"/>
    </style:style>
    <style:style style:name="co6" style:family="table-column">
      <style:table-column-properties fo:break-before="auto" style:column-width="5.4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/>
      <style:text-properties style:text-position=""/>
    </style:style>
    <style:style style:name="ce10" style:family="table-cell" style:parent-style-name="Default">
      <style:table-cell-properties fo:background-color="#ffff00"/>
      <style:text-properties fo:color="#000000" style:text-position="" style:font-name="Calibri" fo:font-size="6.5pt" style:font-name-asian="Calibri1" style:font-size-asian="6.5pt" style:language-asian="en" style:country-asian="US" style:font-size-complex="6.80000019073486pt" style:language-complex="en" style:country-complex="US"/>
    </style:style>
    <style:style style:name="ce11" style:family="table-cell" style:parent-style-name="Default">
      <style:table-cell-properties fo:background-color="#ffff00"/>
      <style:text-properties fo:color="#000000" style:text-position="" style:font-name="Calibri" fo:font-size="6.5pt" style:font-name-asian="Calibri1" style:font-size-asian="6.5pt"/>
    </style:style>
    <style:style style:name="ce2" style:family="table-cell" style:parent-style-name="Default">
      <style:table-cell-properties fo:background-color="#33ff99"/>
      <style:text-properties style:text-position=""/>
    </style:style>
    <style:style style:name="ce3" style:family="table-cell" style:parent-style-name="Default">
      <style:table-cell-properties fo:background-color="#ffff00"/>
      <style:text-properties style:text-position=""/>
    </style:style>
    <style:style style:name="ce4" style:family="table-cell" style:parent-style-name="Default">
      <style:text-properties fo:color="#000000" style:text-position="" style:font-name="Calibri" fo:font-size="6.5pt" style:font-name-asian="Calibri1" style:font-size-asian="6.5pt" style:language-asian="en" style:country-asian="US" style:font-size-complex="6.80000019073486pt" style:language-complex="en" style:country-complex="US"/>
    </style:style>
    <style:style style:name="ce5" style:family="table-cell" style:parent-style-name="Default">
      <style:text-properties fo:color="#000000" style:text-position="" style:font-name="Calibri" fo:font-size="6.5pt" style:font-name-asian="Calibri1" style:font-size-asian="6.5pt"/>
    </style:style>
    <style:style style:name="ce6" style:family="table-cell" style:parent-style-name="Default" style:data-style-name="N0">
      <style:text-properties fo:color="#000000" style:text-position="" style:font-name="Calibri" fo:font-size="6.5pt" style:font-name-asian="Calibri1" style:font-size-asian="6.5pt"/>
    </style:style>
    <style:style style:name="ce7" style:family="table-cell" style:parent-style-name="Default">
      <style:text-properties fo:color="#000000" style:text-position="" style:font-name="Calibri" fo:font-size="6.5pt" fo:language="fr" fo:country="FR" style:font-name-asian="Calibri1" style:font-size-asian="6.5pt"/>
    </style:style>
    <style:style style:name="ce8" style:family="table-cell" style:parent-style-name="Default">
      <style:text-properties fo:color="#000000" style:text-position="" style:font-name="Calibri" fo:font-size="6.5pt" fo:language="en" fo:country="US" style:font-name-asian="Calibri1" style:font-size-asian="6.5pt" style:language-asian="en" style:country-asian="US" style:font-size-complex="6.80000019073486pt" style:language-complex="en" style:country-complex="US"/>
    </style:style>
    <style:style style:name="ce9" style:family="table-cell" style:parent-style-name="Default">
      <style:text-properties fo:color="#000000" style:text-position="" style:font-name="Calibri" fo:font-size="6.5pt" fo:language="fr" fo:country="FR" style:font-name-asian="Calibri1" style:font-size-asian="6.5pt" style:language-asian="en" style:country-asian="US" style:font-size-complex="6.80000019073486pt" style:language-complex="en" style:country-complex="US"/>
    </style:style>
    <style:style style:name="ce14" style:family="table-cell" style:parent-style-name="Default">
      <style:table-cell-properties fo:background-color="#ccff00"/>
    </style:style>
    <style:style style:name="ce15" style:family="table-cell" style:parent-style-name="Default">
      <style:table-cell-properties fo:background-color="#33ff99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ext-properties fo:color="#000000" style:font-name="Calibri" fo:font-size="6.5pt" style:font-name-asian="Calibri1" style:font-size-asian="6.5pt" style:language-asian="en" style:country-asian="US" style:font-size-complex="6.80000019073486pt" style:language-complex="en" style:country-complex="US"/>
    </style:style>
    <style:style style:name="ce18" style:family="table-cell" style:parent-style-name="Default">
      <style:text-properties fo:color="#000000" style:font-name="Calibri" fo:font-size="6.5pt" style:font-name-asian="Calibri1" style:font-size-asian="6.5pt"/>
    </style:style>
    <style:style style:name="ce19" style:family="table-cell" style:parent-style-name="Default" style:data-style-name="N0">
      <style:text-properties fo:color="#000000" style:font-name="Calibri" fo:font-size="6.5pt" style:font-name-asian="Calibri1" style:font-size-asian="6.5pt"/>
    </style:style>
    <style:style style:name="ce20" style:family="table-cell" style:parent-style-name="Default">
      <style:text-properties fo:color="#000000" style:font-name="Calibri" fo:font-size="6.5pt" fo:language="fr" fo:country="FR" style:font-name-asian="Calibri1" style:font-size-asian="6.5pt"/>
    </style:style>
    <style:style style:name="ce21" style:family="table-cell" style:parent-style-name="Default">
      <style:text-properties fo:color="#000000" style:font-name="Calibri" fo:font-size="6.5pt" fo:language="en" fo:country="US" style:font-name-asian="Calibri1" style:font-size-asian="6.5pt" style:language-asian="en" style:country-asian="US" style:font-size-complex="6.80000019073486pt" style:language-complex="en" style:country-complex="US"/>
    </style:style>
    <style:style style:name="ce22" style:family="table-cell" style:parent-style-name="Default">
      <style:text-properties fo:color="#000000" style:font-name="Calibri" fo:font-size="6.5pt" fo:language="fr" fo:country="FR" style:font-name-asian="Calibri1" style:font-size-asian="6.5pt" style:language-asian="en" style:country-asian="US" style:font-size-complex="6.80000019073486pt" style:language-complex="en" style:country-complex="US"/>
    </style:style>
    <style:style style:name="ce23" style:family="table-cell" style:parent-style-name="Default">
      <style:table-cell-properties fo:background-color="#ffff00"/>
      <style:text-properties fo:color="#000000" style:font-name="Calibri" fo:font-size="6.5pt" style:font-name-asian="Calibri1" style:font-size-asian="6.5pt" style:language-asian="en" style:country-asian="US" style:font-size-complex="6.80000019073486pt" style:language-complex="en" style:country-complex="US"/>
    </style:style>
    <style:style style:name="ce24" style:family="table-cell" style:parent-style-name="Default">
      <style:table-cell-properties fo:background-color="#ffff00"/>
      <style:text-properties fo:color="#000000" style:font-name="Calibri" fo:font-size="6.5pt" style:font-name-asian="Calibri1" style:font-size-asian="6.5pt"/>
    </style:style>
    <style:style style:name="ce25" style:family="table-cell" style:parent-style-name="Default">
      <style:text-properties fo:color="#000000" style:font-name="Calibri" fo:font-size="6.5pt" fo:language="en" fo:country="US" style:font-name-asian="Calibri1" style:font-size-asian="6.5pt"/>
    </style:style>
    <style:style style:name="ce26" style:family="table-cell" style:parent-style-name="Default">
      <style:table-cell-properties fo:background-color="#ffff00" style:text-align-source="value-type" style:repeat-content="false"/>
      <style:paragraph-properties fo:margin-left="0cm"/>
      <style:text-properties fo:color="#000000" style:font-name="Calibri" fo:font-size="6.5pt" style:font-name-asian="Calibri1" style:font-size-asian="6.5pt"/>
    </style:style>
    <style:style style:name="T1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2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3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4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5" style:family="text">
      <style:text-properties fo:letter-spacing="0.009cm" fo:language="none" fo:country="none" style:font-name-asian="Calibri" style:font-size-asian="6.5pt" style:text-scale="66%"/>
    </style:style>
    <style:style style:name="T6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7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8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9" style:family="text">
      <style:text-properties fo:letter-spacing="0.009cm" fo:language="none" fo:country="none" style:font-name-asian="Calibri" style:font-size-asian="6.5pt" style:text-scale="66%"/>
    </style:style>
    <style:style style:name="T10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11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12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13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14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15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16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17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18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19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20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21" style:family="text">
      <style:text-properties fo:letter-spacing="0.009cm" fo:language="none" fo:country="none" style:font-name-asian="Calibri" style:font-size-asian="6.5pt" style:text-scale="66%"/>
    </style:style>
    <style:style style:name="T22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23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24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25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26" style:family="text">
      <style:text-properties fo:letter-spacing="0.009cm" fo:language="none" fo:country="none" style:font-name-asian="Calibri" style:font-size-asian="6.5pt" style:text-scale="66%"/>
    </style:style>
    <style:style style:name="T27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28" style:family="text">
      <style:text-properties fo:letter-spacing="0.009cm" fo:language="none" fo:country="none" style:font-name-asian="Calibri" style:font-size-asian="6.5pt" style:text-scale="66%"/>
    </style:style>
    <style:style style:name="T29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30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31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32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33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34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35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36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37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38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39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40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41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42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43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44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45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46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47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48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49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50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51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52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53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54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55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56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57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58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59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60" style:family="text">
      <style:text-properties fo:letter-spacing="0.009cm" fo:language="none" fo:country="none" style:font-name-asian="Calibri" style:font-size-asian="6.5pt" style:text-scale="66%"/>
    </style:style>
    <style:style style:name="T61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62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63" style:family="text">
      <style:text-properties style:text-line-through-style="none" style:text-line-through-type="none" fo:letter-spacing="0.009cm" fo:language="none" fo:country="none" fo:font-style="normal" style:text-underline-style="none" fo:font-weight="normal" style:font-name-asian="Calibri" style:font-size-asian="6.5pt" style:font-style-asian="normal" style:font-weight-asian="normal" style:font-style-complex="normal" style:font-weight-complex="normal" style:text-scale="66%"/>
    </style:style>
    <style:style style:name="T64" style:family="text">
      <style:text-properties style:text-scale="66%" fo:font-weight="normal" style:text-underline-style="none" style:text-underline-color="font-color" style:text-line-through-type="none" fo:font-style="normal" fo:letter-spacing="0.009cm" fo:country="none" style:font-name-asian="Calibri" style:font-size-asian="6.5pt" style:font-weight-asian="normal" style:font-weight-complex="normal" style:font-style-asian="normal" style:font-style-complex="normal"/>
    </style:style>
    <style:style style:name="T65" style:family="text">
      <style:text-properties style:text-scale="66%" fo:letter-spacing="0.009cm" fo:country="none" style:font-name-asian="Calibri" style:font-size-asian="6.5pt"/>
    </style:style>
    <style:style style:name="T66" style:family="text">
      <style:text-properties style:text-scale="66%" fo:letter-spacing="0.009cm" fo:country="none" style:font-name-asian="Calibri" style:font-size-asian="6.5pt" fo:font-weight="normal" style:text-underline-style="none" style:text-underline-color="font-color" style:text-line-through-type="none" fo:font-style="normal" style:font-weight-asian="normal" style:font-weight-complex="normal" style:font-style-asian="normal" style:font-style-complex="normal"/>
    </style:style>
  </office:automatic-styles>
  <office:body>
    <office:spreadsheet>
      <table:table table:name="23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5"/>
        <table:table-column table:style-name="co3" table:number-columns-repeated="1016" table:default-cell-style-name="Default"/>
        <table:table-row table:style-name="ro1">
          <table:table-cell office:value-type="string" calcext:value-type="string">
            <text:p>station_id</text:p>
          </table:table-cell>
          <table:table-cell office:value-type="string" calcext:value-type="string">
            <text:p>station_name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at</text:p>
          </table:table-cell>
          <table:table-cell table:style-name="Default" office:value-type="string" calcext:value-type="string">
            <text:p>address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mericana</text:p>
          </table:table-cell>
          <table:table-cell office:value-type="float" office:value="259708" calcext:value-type="float">
            <text:p>259708</text:p>
          </table:table-cell>
          <table:table-cell office:value-type="float" office:value="7485109" calcext:value-type="float">
            <text:p>7485109</text:p>
          </table:table-cell>
          <table:table-cell table:style-name="ce4" office:value-type="string" calcext:value-type="string">
            <text:p><text:span text:style-name="T1">Rua Suécia, 465 - Esquina </text:span><text:span text:style-name="T2">com </text:span><text:span text:style-name="T3">Av. </text:span><text:span text:style-name="T4">Europa </text:span><text:span text:style-name="T2">Vila </text:span><text:span text:style-name="T3">Santa Maria – </text:span><text:span text:style-name="T2">Americana</text:span>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mpinas-Centro</text:p>
          </table:table-cell>
          <table:table-cell office:value-type="float" office:value="288992" calcext:value-type="float">
            <text:p>288992</text:p>
          </table:table-cell>
          <table:table-cell office:value-type="float" office:value="7465800" calcext:value-type="float">
            <text:p>7465800</text:p>
          </table:table-cell>
          <table:table-cell office:value-type="string" calcext:value-type="string">
            <text:p><text:span text:style-name="T5">Av. Anchieta, 42 </text:span><text:span text:style-name="T6">Centro –</text:span><text:span text:style-name="T7"> </text:span><text:span text:style-name="T8">Campinas </text:span><text:span text:style-name="T9">Escola Estadual Carlos Gomes</text:span>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mpinas-Taquaral</text:p>
          </table:table-cell>
          <table:table-cell office:value-type="float" office:value="288767" calcext:value-type="float">
            <text:p>288767</text:p>
          </table:table-cell>
          <table:table-cell office:value-type="float" office:value="7468884" calcext:value-type="float">
            <text:p>7468884</text:p>
          </table:table-cell>
          <table:table-cell table:style-name="ce4" office:value-type="string" calcext:value-type="string">
            <text:p><text:span text:style-name="T10">Av. </text:span><text:span text:style-name="T11">Dr. Heitor Penteado, s/n° - </text:span><text:span text:style-name="T12">Portâo </text:span><text:span text:style-name="T11">5 </text:span><text:span text:style-name="T12">Parque Taquaral –</text:span><text:span text:style-name="T11"> Campinas</text:span>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mpinas-V.União</text:p>
          </table:table-cell>
          <table:table-cell office:value-type="float" office:value="282693" calcext:value-type="float">
            <text:p>282693</text:p>
          </table:table-cell>
          <table:table-cell office:value-type="float" office:value="7460810" calcext:value-type="float">
            <text:p>7460810</text:p>
          </table:table-cell>
          <table:table-cell table:style-name="ce4" office:value-type="string" calcext:value-type="string">
            <text:p><text:span text:style-name="T13">Rua </text:span><text:span text:style-name="T14">Conselho </text:span><text:span text:style-name="T15">das </text:span><text:span text:style-name="T14">Sociedades </text:span><text:span text:style-name="T15">de </text:span><text:span text:style-name="T14">Bairro, 620 Parque Residencial Vila </text:span><text:span text:style-name="T16">Uniâo –</text:span><text:span text:style-name="T14"> Campinas</text:span>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pão Redondo</text:p>
          </table:table-cell>
          <table:table-cell office:value-type="float" office:value="318469" calcext:value-type="float">
            <text:p>318469</text:p>
          </table:table-cell>
          <table:table-cell office:value-type="float" office:value="7381358" calcext:value-type="float">
            <text:p>7381358</text:p>
          </table:table-cell>
          <table:table-cell office:value-type="string" calcext:value-type="string">
            <text:p><text:span text:style-name="T17">Estrada </text:span><text:span text:style-name="T3">de </text:span><text:span text:style-name="T2">Itapecerica, 5859 </text:span><text:span text:style-name="T3">Capâo </text:span><text:span text:style-name="T2">Redondo - </text:span><text:span text:style-name="T3">Sâo </text:span><text:span text:style-name="T2">Paulo Campus UNASP</text:span>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rapicuiba</text:p>
          </table:table-cell>
          <table:table-cell office:value-type="float" office:value="312589" calcext:value-type="float">
            <text:p>312589</text:p>
          </table:table-cell>
          <table:table-cell office:value-type="float" office:value="7396454" calcext:value-type="float">
            <text:p>7396454</text:p>
          </table:table-cell>
          <table:table-cell office:value-type="string" calcext:value-type="string">
            <text:p><text:span text:style-name="T18">Av. Inocêncio Serâfico, esquina </text:span><text:span text:style-name="T19">com </text:span><text:span text:style-name="T20">Rua Sâo Miguel Carapiculba </text:span><text:span text:style-name="T21">Reservatorio da SABESP</text:span>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rqueira César</text:p>
          </table:table-cell>
          <table:table-cell office:value-type="float" office:value="329269" calcext:value-type="float">
            <text:p>329269</text:p>
          </table:table-cell>
          <table:table-cell office:value-type="float" office:value="7394205" calcext:value-type="float">
            <text:p>7394205</text:p>
          </table:table-cell>
          <table:table-cell table:style-name="ce4" office:value-type="string" calcext:value-type="string">
            <text:p><text:span text:style-name="T22">Av. Dr. Arnaldo, 725 </text:span><text:span text:style-name="T23">Sumaré </text:span><text:span text:style-name="T24">- </text:span><text:span text:style-name="T23">Sâo </text:span><text:span text:style-name="T24">Paulo Faculdade </text:span><text:span text:style-name="T25">de Saude Publica –</text:span><text:span text:style-name="T24"> USP</text:span>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id.Universitária-USP-Ipen</text:p>
          </table:table-cell>
          <table:table-cell office:value-type="float" office:value="322680" calcext:value-type="float">
            <text:p>322680</text:p>
          </table:table-cell>
          <table:table-cell office:value-type="float" office:value="7392709" calcext:value-type="float">
            <text:p>7392709</text:p>
          </table:table-cell>
          <table:table-cell table:style-name="ce6" office:value-type="string" calcext:value-type="string">
            <text:p><text:span text:style-name="T26">Av. Prof Lineu Prestes, 2242 </text:span><text:span text:style-name="T27">Cidade </text:span><text:span text:style-name="T8">Universitaria </text:span><text:span text:style-name="T7">- Sâo Paulo </text:span><text:span text:style-name="T28">IPEN-Instituto de Pesquisas Energéticas e Nucleares</text:span>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gonhas</text:p>
          </table:table-cell>
          <table:table-cell office:value-type="float" office:value="330293" calcext:value-type="float">
            <text:p>330293</text:p>
          </table:table-cell>
          <table:table-cell office:value-type="float" office:value="7387264" calcext:value-type="float">
            <text:p>7387264</text:p>
          </table:table-cell>
          <table:table-cell office:value-type="string" calcext:value-type="string">
            <text:p><text:span text:style-name="T26">Al. dos Tupiniquins, 1571 </text:span><text:span text:style-name="T29">Planalto </text:span><text:span text:style-name="T30">Paulista - Sâo Paulo </text:span><text:span text:style-name="T28">Escola Municipal Prof.J.C.da Silva Borges</text:span>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ubatão-Centro</text:p>
          </table:table-cell>
          <table:table-cell office:value-type="float" office:value="355580" calcext:value-type="float">
            <text:p>355580</text:p>
          </table:table-cell>
          <table:table-cell office:value-type="float" office:value="7358443" calcext:value-type="float">
            <text:p>7358443</text:p>
          </table:table-cell>
          <table:table-cell office:value-type="string" calcext:value-type="string">
            <text:p><text:span text:style-name="T26">Rua Salgado Filho, 121 Pq.Fernando Jorge – Cubatâo </text:span><text:span text:style-name="T31">Centro </text:span><text:span text:style-name="T30">Social Urbano de Cubatâo</text:span></text:p>
          </table:table-cell>
          <table:table-cell table:style-name="ce3"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ubatão-Vale do Mogi</text:p>
          </table:table-cell>
          <table:table-cell office:value-type="float" office:value="360510" calcext:value-type="float">
            <text:p>360510</text:p>
          </table:table-cell>
          <table:table-cell office:value-type="float" office:value="7363745" calcext:value-type="float">
            <text:p>7363745</text:p>
          </table:table-cell>
          <table:table-cell office:value-type="string" calcext:value-type="string">
            <text:p><text:span text:style-name="T32">Av. Eng° Plinio de Queiroz, s/n° Jardim Sâo </text:span><text:span text:style-name="T33">Marcos –</text:span><text:span text:style-name="T34"> Cubatâo</text:span>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ubatão-Vila Parisi</text:p>
          </table:table-cell>
          <table:table-cell office:value-type="float" office:value="358583" calcext:value-type="float">
            <text:p>358583</text:p>
          </table:table-cell>
          <table:table-cell office:value-type="float" office:value="7361752" calcext:value-type="float">
            <text:p>7361752</text:p>
          </table:table-cell>
          <table:table-cell table:style-name="ce4" office:value-type="string" calcext:value-type="string">
            <text:p><text:span text:style-name="T35">Rua Prefeito </text:span><text:span text:style-name="T36">Armando </text:span><text:span text:style-name="T37">Cunha, 70 </text:span><text:span text:style-name="T36">Vila </text:span><text:span text:style-name="T37">Parisi – Cubatâo</text:span>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adema</text:p>
          </table:table-cell>
          <table:table-cell office:value-type="float" office:value="335670" calcext:value-type="float">
            <text:p>335670</text:p>
          </table:table-cell>
          <table:table-cell office:value-type="float" office:value="7379622" calcext:value-type="float">
            <text:p>7379622</text:p>
          </table:table-cell>
          <table:table-cell office:value-type="string" calcext:value-type="string">
            <text:p><text:span text:style-name="T18">Rua Benjamin Constant, 3 </text:span><text:span text:style-name="T19">Vila </text:span><text:span text:style-name="T20">Diadema - Diadema Prefeitura Municipal de Diadema</text:span>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uarulhos-Paço Municipal</text:p>
          </table:table-cell>
          <table:table-cell office:value-type="float" office:value="344893" calcext:value-type="float">
            <text:p>344893</text:p>
          </table:table-cell>
          <table:table-cell office:value-type="float" office:value="7405233" calcext:value-type="float">
            <text:p>7405233</text:p>
          </table:table-cell>
          <table:table-cell table:style-name="ce4" office:value-type="string" calcext:value-type="string">
            <text:p><text:span text:style-name="T38">Rua Joâo </text:span><text:span text:style-name="T39">Bernardo Medeiros, </text:span><text:span text:style-name="T40">173 </text:span><text:span text:style-name="T39">Bom </text:span><text:span text:style-name="T40">Clima - Guarulhos Paço Municipal</text:span>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uarulhos-Pimentas</text:p>
          </table:table-cell>
          <table:table-cell office:value-type="float" office:value="355969" calcext:value-type="float">
            <text:p>355969</text:p>
          </table:table-cell>
          <table:table-cell office:value-type="float" office:value="7407053" calcext:value-type="float">
            <text:p>7407053</text:p>
          </table:table-cell>
          <table:table-cell office:value-type="string" calcext:value-type="string">
            <text:p><text:span text:style-name="T32">Rua </text:span><text:span text:style-name="T33">Imperial, </text:span><text:span text:style-name="T34">230 Parque </text:span><text:span text:style-name="T41">das </text:span><text:span text:style-name="T34">Naçoes – Guarulhos </text:span><text:span text:style-name="T41">Hospital </text:span><text:span text:style-name="T34">Municipal Pimentas – Bonsucesso</text:span>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birapuera</text:p>
          </table:table-cell>
          <table:table-cell office:value-type="float" office:value="330545" calcext:value-type="float">
            <text:p>330545</text:p>
          </table:table-cell>
          <table:table-cell office:value-type="float" office:value="7389978" calcext:value-type="float">
            <text:p>7389978</text:p>
          </table:table-cell>
          <table:table-cell table:style-name="ce7" office:value-type="string" calcext:value-type="string">
            <text:p><text:span text:style-name="T26">Parque do Ibirapuera s/n° - setor 25 Moema - Sâo Paulo</text:span>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nterlagos</text:p>
          </table:table-cell>
          <table:table-cell office:value-type="float" office:value="329195" calcext:value-type="float">
            <text:p>329195</text:p>
          </table:table-cell>
          <table:table-cell office:value-type="float" office:value="7380142" calcext:value-type="float">
            <text:p>7380142</text:p>
          </table:table-cell>
          <table:table-cell table:style-name="ce4" office:value-type="string" calcext:value-type="string">
            <text:p><text:span text:style-name="T32">Rua Domingas Galleteri Blota, 171 Campo Grande - Sâo Paulo </text:span><text:span text:style-name="T33">Hospital </text:span><text:span text:style-name="T34">Geral Pedreira</text:span>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taim Paulista</text:p>
          </table:table-cell>
          <table:table-cell office:value-type="float" office:value="354934" calcext:value-type="float">
            <text:p>354934</text:p>
          </table:table-cell>
          <table:table-cell office:value-type="float" office:value="7400240" calcext:value-type="float">
            <text:p>7400240</text:p>
          </table:table-cell>
          <table:table-cell table:style-name="ce7" office:value-type="string" calcext:value-type="string">
            <text:p><text:span text:style-name="T26">Rua Jaguar, 225 Itaim Paulista - Sâo Paulo Biblioteca Municipal Vicente Paulo Guimarâes</text:span>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taquera</text:p>
          </table:table-cell>
          <table:table-cell office:value-type="float" office:value="350334" calcext:value-type="float">
            <text:p>350334</text:p>
          </table:table-cell>
          <table:table-cell office:value-type="float" office:value="7391504" calcext:value-type="float">
            <text:p>7391504</text:p>
          </table:table-cell>
          <table:table-cell office:value-type="string" calcext:value-type="string">
            <text:p><text:span text:style-name="T38">Av. Fernando </text:span><text:span text:style-name="T39">do </text:span><text:span text:style-name="T40">Espirito </text:span><text:span text:style-name="T39">Santo Alves </text:span><text:span text:style-name="T40">de Matos,1000 Parque do Carmo - Sâo Paulo SESC Itaquera</text:span>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Jacareí</text:p>
          </table:table-cell>
          <table:table-cell office:value-type="float" office:value="400987" calcext:value-type="float">
            <text:p>400987</text:p>
          </table:table-cell>
          <table:table-cell office:value-type="float" office:value="7423581" calcext:value-type="float">
            <text:p>7423581</text:p>
          </table:table-cell>
          <table:table-cell office:value-type="string" calcext:value-type="string">
            <text:p><text:span text:style-name="T26">Av. Nove de Julho, 745 </text:span><text:span text:style-name="T27">Jd. </text:span><text:span text:style-name="T8">Pereira </text:span><text:span text:style-name="T7">do Amparo – Jacarel </text:span><text:span text:style-name="T28">Escola Técnica Agricola Cônego José Bento</text:span></text:p>
          </table:table-cell>
          <table:table-cell table:number-columns-repeated="1016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Jundiaí</text:p>
          </table:table-cell>
          <table:table-cell office:value-type="float" office:value="305834" calcext:value-type="float">
            <text:p>305834</text:p>
          </table:table-cell>
          <table:table-cell office:value-type="float" office:value="7433959" calcext:value-type="float">
            <text:p>7433959</text:p>
          </table:table-cell>
          <table:table-cell table:style-name="ce4" office:value-type="string" calcext:value-type="string">
            <text:p><text:span text:style-name="T38">Rua </text:span><text:span text:style-name="T39">Amadeu Ribeiro, 500 Anhangabau - </text:span><text:span text:style-name="T40">Jundiai </text:span><text:span text:style-name="T39">Complexo Esportivo </text:span><text:span text:style-name="T40">"Bolâo”</text:span></text:p>
          </table:table-cell>
          <table:table-cell table:number-columns-repeated="1016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Limeira</text:p>
          </table:table-cell>
          <table:table-cell office:value-type="float" office:value="253198" calcext:value-type="float">
            <text:p>253198</text:p>
          </table:table-cell>
          <table:table-cell office:value-type="float" office:value="7502373" calcext:value-type="float">
            <text:p>7502373</text:p>
          </table:table-cell>
          <table:table-cell table:style-name="ce4" office:value-type="string" calcext:value-type="string">
            <text:p><text:span text:style-name="T42">Largo </text:span><text:span text:style-name="T37">Sâo Sebastiâo, </text:span><text:span text:style-name="T36">120 Boa Vista - Limeira </text:span><text:span text:style-name="T37">Batalhâo </text:span><text:span text:style-name="T36">Comunitario Boa Vista</text:span>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rg.Tietê-Ponte dos Remédios</text:p>
          </table:table-cell>
          <table:table-cell office:value-type="float" office:value="322013" calcext:value-type="float">
            <text:p>322013</text:p>
          </table:table-cell>
          <table:table-cell office:value-type="float" office:value="7397977" calcext:value-type="float">
            <text:p>7397977</text:p>
          </table:table-cell>
          <table:table-cell office:value-type="string" calcext:value-type="string">
            <text:p><text:span text:style-name="T32">Av. Embaixador Macedo </text:span><text:span text:style-name="T33">Soares, </text:span><text:span text:style-name="T34">12889 </text:span><text:span text:style-name="T33">Vila </text:span><text:span text:style-name="T41">Leopoldina </text:span><text:span text:style-name="T34">- Sâo Paulo - </text:span><text:span text:style-name="T33">Centro </text:span><text:span text:style-name="T34">de Treinamento do </text:span><text:span text:style-name="T21">Gabinete do Comando de Policiamento Rodoviario</text:span>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uá</text:p>
          </table:table-cell>
          <table:table-cell office:value-type="float" office:value="350501" calcext:value-type="float">
            <text:p>350501</text:p>
          </table:table-cell>
          <table:table-cell office:value-type="float" office:value="7391701" calcext:value-type="float">
            <text:p>7391701</text:p>
          </table:table-cell>
          <table:table-cell table:style-name="ce4" office:value-type="string" calcext:value-type="string">
            <text:p><text:span text:style-name="T38">Rua Vitorino Dell </text:span><text:span text:style-name="T43">Antonia, </text:span><text:span text:style-name="T40">150 </text:span><text:span text:style-name="T39">Vila </text:span><text:span text:style-name="T40">Noêmia - Mauâ E.E.Professora Terezinha Sartori</text:span>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oca</text:p>
          </table:table-cell>
          <table:table-cell office:value-type="float" office:value="336644" calcext:value-type="float">
            <text:p>336644</text:p>
          </table:table-cell>
          <table:table-cell office:value-type="float" office:value="7394711" calcext:value-type="float">
            <text:p>7394711</text:p>
          </table:table-cell>
          <table:table-cell office:value-type="string" calcext:value-type="string">
            <text:p><text:span text:style-name="T32">Rua Bresser, 2341 </text:span><text:span text:style-name="T41">Moöca </text:span><text:span text:style-name="T34">- Sâo Paulo Centro Esportivo Municipal - Subprefeitura da </text:span><text:span text:style-name="T41">Moöca</text:span>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ssa Senhora do Ó</text:p>
          </table:table-cell>
          <table:table-cell office:value-type="float" office:value="327198" calcext:value-type="float">
            <text:p>327198</text:p>
          </table:table-cell>
          <table:table-cell office:value-type="float" office:value="7402315" calcext:value-type="float">
            <text:p>7402315</text:p>
          </table:table-cell>
          <table:table-cell table:style-name="ce4" office:value-type="string" calcext:value-type="string">
            <text:p><text:span text:style-name="T44">Rua Cap.José </text:span><text:span text:style-name="T45">Amaral, </text:span><text:span text:style-name="T46">80 </text:span><text:span text:style-name="T45">Vila </text:span><text:span text:style-name="T46">Portuguesa - Sâo Paulo Escola Estadual Cacilda </text:span><text:span text:style-name="T45">Becker</text:span>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sasco</text:p>
          </table:table-cell>
          <table:table-cell office:value-type="float" office:value="317045" calcext:value-type="float">
            <text:p>317045</text:p>
          </table:table-cell>
          <table:table-cell office:value-type="float" office:value="7397028" calcext:value-type="float">
            <text:p>7397028</text:p>
          </table:table-cell>
          <table:table-cell office:value-type="string" calcext:value-type="string">
            <text:p><text:span text:style-name="T32">Av. dos Autonomistas, s/n° - esquina </text:span><text:span text:style-name="T33">com </text:span><text:span text:style-name="T34">Rua Sâo Mauricio </text:span><text:span text:style-name="T33">Vila </text:span><text:span text:style-name="T34">Quitauna - Osasco</text:span>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relheiros</text:p>
          </table:table-cell>
          <table:table-cell office:value-type="float" office:value="327086" calcext:value-type="float">
            <text:p>327086</text:p>
          </table:table-cell>
          <table:table-cell office:value-type="float" office:value="7369511" calcext:value-type="float">
            <text:p>7369511</text:p>
          </table:table-cell>
          <table:table-cell table:style-name="ce4" office:value-type="string" calcext:value-type="string">
            <text:p><text:span text:style-name="T47">Av.Paulo Guilguer Reimberg, 2448 </text:span><text:span text:style-name="T40">Jd. </text:span><text:span text:style-name="T39">Novo Horizonte </text:span><text:span text:style-name="T40">- Sâo Paulo E.E.Pres.Tancredo de </text:span><text:span text:style-name="T39">Almeida Neves</text:span>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que D.Pedro II</text:p>
          </table:table-cell>
          <table:table-cell office:value-type="float" office:value="333855" calcext:value-type="float">
            <text:p>333855</text:p>
          </table:table-cell>
          <table:table-cell office:value-type="float" office:value="7395221" calcext:value-type="float">
            <text:p>7395221</text:p>
          </table:table-cell>
          <table:table-cell table:style-name="ce4" office:value-type="string" calcext:value-type="string">
            <text:p><text:span text:style-name="T32">Parque D.Pedro II, s/n° </text:span><text:span text:style-name="T33">Centro </text:span><text:span text:style-name="T34">- Sâo Paulo Palacio das Industrias</text:span>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aulínia</text:p>
          </table:table-cell>
          <table:table-cell office:value-type="float" office:value="278763" calcext:value-type="float">
            <text:p>278763</text:p>
          </table:table-cell>
          <table:table-cell office:value-type="float" office:value="7480073" calcext:value-type="float">
            <text:p>7480073</text:p>
          </table:table-cell>
          <table:table-cell table:style-name="ce4" office:value-type="string" calcext:value-type="string">
            <text:p><text:span text:style-name="T48">Praça </text:span><text:span text:style-name="T49">Oadil Pietrobom, s/n° Vila Bressani – Paulinia</text:span>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ulínia - Sul</text:p>
          </table:table-cell>
          <table:table-cell office:value-type="float" office:value="280664" calcext:value-type="float">
            <text:p>280664</text:p>
          </table:table-cell>
          <table:table-cell office:value-type="float" office:value="7478496" calcext:value-type="float">
            <text:p>7478496</text:p>
          </table:table-cell>
          <table:table-cell table:style-name="ce8" office:value-type="string" calcext:value-type="string">
            <text:p><text:span text:style-name="T50">Rua Angelo Pigatto Ferro, s/n° Bairro Santa Terezinha – Paulinia</text:span>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inheiros</text:p>
          </table:table-cell>
          <table:table-cell office:value-type="float" office:value="326287" calcext:value-type="float">
            <text:p>326287</text:p>
          </table:table-cell>
          <table:table-cell office:value-type="float" office:value="7393293" calcext:value-type="float">
            <text:p>7393293</text:p>
          </table:table-cell>
          <table:table-cell office:value-type="string" calcext:value-type="string">
            <text:p><text:span text:style-name="T18">Av. </text:span><text:span text:style-name="T19">Prof.Frederico Hermann Jr., </text:span><text:span text:style-name="T20">345 Alto de Pinheiros - Sâo Paulo CETESB</text:span>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iracicaba</text:p>
          </table:table-cell>
          <table:table-cell office:value-type="float" office:value="227797" calcext:value-type="float">
            <text:p>227797</text:p>
          </table:table-cell>
          <table:table-cell office:value-type="float" office:value="7487124" calcext:value-type="float">
            <text:p>7487124</text:p>
          </table:table-cell>
          <table:table-cell table:style-name="ce4" office:value-type="string" calcext:value-type="string">
            <text:p><text:span text:style-name="T51">Av. Monsenhor Martinho Salgot, 560 Vila </text:span><text:span text:style-name="T20">Areâo </text:span><text:span text:style-name="T19">- Piracicaba Campus FUMEP</text:span>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ibeirão Preto</text:p>
          </table:table-cell>
          <table:table-cell office:value-type="float" office:value="206253" calcext:value-type="float">
            <text:p>206253</text:p>
          </table:table-cell>
          <table:table-cell office:value-type="float" office:value="7658197" calcext:value-type="float">
            <text:p>7658197</text:p>
          </table:table-cell>
          <table:table-cell table:style-name="ce9" office:value-type="string" calcext:value-type="string">
            <text:p><text:span text:style-name="T52">Rua General Câmara, 157 Ipiranga- Ribeirâo Preto Escola Estadual Edgardo Cajado</text:span></text:p>
          </table:table-cell>
          <table:table-cell table:style-name="ce3"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anta Gertrudes</text:p>
          </table:table-cell>
          <table:table-cell table:style-name="ce3" office:value-type="float" office:value="238993" calcext:value-type="float">
            <text:p>238993</text:p>
          </table:table-cell>
          <table:table-cell table:style-name="ce3" office:value-type="float" office:value="7514053" calcext:value-type="float">
            <text:p>7514053</text:p>
          </table:table-cell>
          <table:table-cell table:style-name="ce10" office:value-type="string" calcext:value-type="string">
            <text:p><text:span text:style-name="T47">Rua Nossa </text:span><text:span text:style-name="T43">Senhora </text:span><text:span text:style-name="T39">Aparecida, 320 - Jardim Luciana - Santa Gertrudes - </text:span><text:span text:style-name="T43">SP </text:span><text:span text:style-name="T39">- EMEI "Lygia Buschinelli”</text:span>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ntana</text:p>
          </table:table-cell>
          <table:table-cell office:value-type="float" office:value="333675" calcext:value-type="float">
            <text:p>333675</text:p>
          </table:table-cell>
          <table:table-cell office:value-type="float" office:value="7399522" calcext:value-type="float">
            <text:p>7399522</text:p>
          </table:table-cell>
          <table:table-cell table:style-name="ce4" office:value-type="string" calcext:value-type="string">
            <text:p><text:span text:style-name="T1">Av. </text:span><text:span text:style-name="T2">Santos Dumont, </text:span><text:span text:style-name="T3">1019 </text:span><text:span text:style-name="T2">Santana </text:span><text:span text:style-name="T3">- Sâo Paulo Parque de </text:span><text:span text:style-name="T2">Material </text:span><text:span text:style-name="T3">Aeronautico</text:span>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nto Amaro</text:p>
          </table:table-cell>
          <table:table-cell office:value-type="float" office:value="325596" calcext:value-type="float">
            <text:p>325596</text:p>
          </table:table-cell>
          <table:table-cell office:value-type="float" office:value="7382927" calcext:value-type="float">
            <text:p>7382927</text:p>
          </table:table-cell>
          <table:table-cell office:value-type="string" calcext:value-type="string">
            <text:p><text:span text:style-name="T53">Av. Padre </text:span><text:span text:style-name="T34">José </text:span><text:span text:style-name="T33">Maria, 355 Santo Amaro - </text:span><text:span text:style-name="T34">Sâo </text:span><text:span text:style-name="T33">Paulo - Centro Educacional e Esportivo Municipal Joerg </text:span><text:span text:style-name="T41">Brüder</text:span>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.André-Paço Municipal</text:p>
          </table:table-cell>
          <table:table-cell office:value-type="float" office:value="343866" calcext:value-type="float">
            <text:p>343866</text:p>
          </table:table-cell>
          <table:table-cell office:value-type="float" office:value="7382911" calcext:value-type="float">
            <text:p>7382911</text:p>
          </table:table-cell>
          <table:table-cell table:style-name="ce4" office:value-type="string" calcext:value-type="string">
            <text:p><text:span text:style-name="T35">Praça IV Centenârio, s/n° </text:span><text:span text:style-name="T36">Centro </text:span><text:span text:style-name="T37">- </text:span><text:span text:style-name="T54">Santo </text:span><text:span text:style-name="T37">André Paço Municipal</text:span>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.André-Capuava</text:p>
          </table:table-cell>
          <table:table-cell office:value-type="float" office:value="347853" calcext:value-type="float">
            <text:p>347853</text:p>
          </table:table-cell>
          <table:table-cell office:value-type="float" office:value="7384857" calcext:value-type="float">
            <text:p>7384857</text:p>
          </table:table-cell>
          <table:table-cell office:value-type="string" calcext:value-type="string">
            <text:p><text:span text:style-name="T26">Rua Manâgua, 2 </text:span><text:span text:style-name="T27">ParqueCapuava - </text:span><text:span text:style-name="T55">Santo </text:span><text:span text:style-name="T7">André </text:span><text:span text:style-name="T28">Posto de Puericultura do Alto de Capuava</text:span>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antos</text:p>
          </table:table-cell>
          <table:table-cell office:value-type="float" office:value="365576" calcext:value-type="float">
            <text:p>365576</text:p>
          </table:table-cell>
          <table:table-cell office:value-type="float" office:value="7349234" calcext:value-type="float">
            <text:p>7349234</text:p>
          </table:table-cell>
          <table:table-cell office:value-type="string" calcext:value-type="string">
            <text:p><text:span text:style-name="T56">Rua Dr.Oswaldo Cruz, 197 Boqueirâo - </text:span><text:span text:style-name="T57">Santos Hospital </text:span><text:span text:style-name="T56">Guilherme </text:span><text:span text:style-name="T57">Alvaro</text:span>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antos-Ponta da Praia</text:p>
          </table:table-cell>
          <table:table-cell office:value-type="float" office:value="367697" calcext:value-type="float">
            <text:p>367697</text:p>
          </table:table-cell>
          <table:table-cell office:value-type="float" office:value="7347234" calcext:value-type="float">
            <text:p>7347234</text:p>
          </table:table-cell>
          <table:table-cell table:style-name="ce9" office:value-type="string" calcext:value-type="string">
            <text:p><text:span text:style-name="T58">Praça Eng° José Rebouças, s/n° Ponta da Praia – Santos</text:span>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.Bernardo-Paulicéia</text:p>
          </table:table-cell>
          <table:table-cell office:value-type="float" office:value="338401" calcext:value-type="float">
            <text:p>338401</text:p>
          </table:table-cell>
          <table:table-cell office:value-type="float" office:value="7381261" calcext:value-type="float">
            <text:p>7381261</text:p>
          </table:table-cell>
          <table:table-cell office:value-type="string" calcext:value-type="string">
            <text:p><text:span text:style-name="T32">Rua Xavier de </text:span><text:span text:style-name="T41">Toledo, </text:span><text:span text:style-name="T34">521 </text:span><text:span text:style-name="T33">Vila </text:span><text:span text:style-name="T34">Paulicéia - Sâo </text:span><text:span text:style-name="T33">Bernardo </text:span><text:span text:style-name="T34">do Campo E.M. de Ensino Bâsico Arlindo </text:span><text:span text:style-name="T33">Ferreira</text:span>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.Bernardo-Centro</text:p>
          </table:table-cell>
          <table:table-cell office:value-type="float" office:value="342354" calcext:value-type="float">
            <text:p>342354</text:p>
          </table:table-cell>
          <table:table-cell office:value-type="float" office:value="7378279" calcext:value-type="float">
            <text:p>7378279</text:p>
          </table:table-cell>
          <table:table-cell table:style-name="ce7" office:value-type="string" calcext:value-type="string">
            <text:p><text:span text:style-name="T26">Rua dos Vianas, 625 - Bairro Baeta Neves, </text:span><text:span text:style-name="T59">Sâo Bernardo do Campo</text:span>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ão Caetano do Sul</text:p>
          </table:table-cell>
          <table:table-cell office:value-type="float" office:value="341225" calcext:value-type="float">
            <text:p>341225</text:p>
          </table:table-cell>
          <table:table-cell office:value-type="float" office:value="7387152" calcext:value-type="float">
            <text:p>7387152</text:p>
          </table:table-cell>
          <table:table-cell office:value-type="string" calcext:value-type="string">
            <text:p><text:span text:style-name="T26">Av. Presidente Kennedy, 700 </text:span><text:span text:style-name="T27">Santa </text:span><text:span text:style-name="T55">Paula </text:span><text:span text:style-name="T7">- Sâo Caetano do Sul </text:span><text:span text:style-name="T55">Hospital </text:span><text:span text:style-name="T7">Municipal de Emergências Albert Sabin</text:span></text:p>
          </table:table-cell>
          <table:table-cell table:style-name="ce3"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.José Campos</text:p>
          </table:table-cell>
          <table:table-cell office:value-type="float" office:value="410840" calcext:value-type="float">
            <text:p>410840</text:p>
          </table:table-cell>
          <table:table-cell office:value-type="float" office:value="7435414" calcext:value-type="float">
            <text:p>7435414</text:p>
          </table:table-cell>
          <table:table-cell office:value-type="string" calcext:value-type="string">
            <text:p><text:span text:style-name="T32">Rua Ana Gonçalves Cunha, 40 Monte Castelo - Sâo José dos </text:span><text:span text:style-name="T33">Campos </text:span><text:span text:style-name="T34">Obra Social Célio Lemos</text:span>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.José Campos-Jd.Satélite</text:p>
          </table:table-cell>
          <table:table-cell office:value-type="float" office:value="408858" calcext:value-type="float">
            <text:p>408858</text:p>
          </table:table-cell>
          <table:table-cell office:value-type="float" office:value="7431443" calcext:value-type="float">
            <text:p>7431443</text:p>
          </table:table-cell>
          <table:table-cell office:value-type="string" calcext:value-type="string">
            <text:p><text:span text:style-name="T26">Rua Cefeu, 664 </text:span><text:span text:style-name="T27">Jardim Satélite - Sâo José dos </text:span><text:span text:style-name="T8">Campos Centro </text:span><text:span text:style-name="T7">Esportivo "Joâo do Pulo”</text:span>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.José Campos-Vista Verde</text:p>
          </table:table-cell>
          <table:table-cell office:value-type="float" office:value="414962" calcext:value-type="float">
            <text:p>414962</text:p>
          </table:table-cell>
          <table:table-cell office:value-type="float" office:value="7435902" calcext:value-type="float">
            <text:p>7435902</text:p>
          </table:table-cell>
          <table:table-cell office:value-type="string" calcext:value-type="string">
            <text:p><text:span text:style-name="T35">Rua Estados Unidos, 435 Vista Verde - Sâo José dos </text:span><text:span text:style-name="T36">Campos </text:span><text:span text:style-name="T37">EMEF </text:span><text:span text:style-name="T54">Prof. Waldemar </text:span><text:span text:style-name="T36">Ramos</text:span>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orocaba</text:p>
          </table:table-cell>
          <table:table-cell office:value-type="float" office:value="246841" calcext:value-type="float">
            <text:p>246841</text:p>
          </table:table-cell>
          <table:table-cell office:value-type="float" office:value="7398675" calcext:value-type="float">
            <text:p>7398675</text:p>
          </table:table-cell>
          <table:table-cell office:value-type="string" calcext:value-type="string">
            <text:p><text:span text:style-name="T48">Rua Nhonhô Pires, </text:span><text:span text:style-name="T49">260 </text:span><text:span text:style-name="T60">Vila Lucy – Sorocaba </text:span><text:span text:style-name="T61">Escola Estadual Monsenhor </text:span><text:span text:style-name="T62">Joâo </text:span><text:span text:style-name="T63">Soares</text:span>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aboão da Serra</text:p>
          </table:table-cell>
          <table:table-cell office:value-type="float" office:value="320607" calcext:value-type="float">
            <text:p>320607</text:p>
          </table:table-cell>
          <table:table-cell office:value-type="float" office:value="7387923" calcext:value-type="float">
            <text:p>7387923</text:p>
          </table:table-cell>
          <table:table-cell table:style-name="ce4" office:value-type="string" calcext:value-type="string">
            <text:p><text:span text:style-name="T32">Praça </text:span><text:span text:style-name="T41">Nicola </text:span><text:span text:style-name="T34">Vivilechio, 99 Jd. Bom Tempo - Taboâo da Serra</text:span></text:p>
          </table:table-cell>
          <table:table-cell table:number-columns-repeated="10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atuí</text:p>
          </table:table-cell>
          <table:table-cell table:style-name="ce3" office:value-type="float" office:value="206499" calcext:value-type="float">
            <text:p>206499</text:p>
          </table:table-cell>
          <table:table-cell table:style-name="ce3" office:value-type="float" office:value="7413627" calcext:value-type="float">
            <text:p>7413627</text:p>
          </table:table-cell>
          <table:table-cell table:style-name="ce11" office:value-type="string" calcext:value-type="string">
            <text:p><text:span text:style-name="T5">Rua Ruy Barbosa, 601 Vila Valinho – Tatui </text:span><text:span text:style-name="T6">Escola </text:span><text:span text:style-name="T7">de </text:span><text:span text:style-name="T8">Enfermagem Dr. Gualter Nunes</text:span>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aubaté</text:p>
          </table:table-cell>
          <table:table-cell office:value-type="float" office:value="236029" calcext:value-type="float">
            <text:p>236029</text:p>
          </table:table-cell>
          <table:table-cell office:value-type="float" office:value="7450577" calcext:value-type="float">
            <text:p>7450577</text:p>
          </table:table-cell>
          <table:table-cell office:value-type="string" calcext:value-type="string">
            <text:p><text:span text:style-name="T32">Rua Espanha, 308 Jardim </text:span><text:span text:style-name="T41">das </text:span><text:span text:style-name="T34">Naçoes-Taubaté</text:span></text:p>
          </table:table-cell>
          <table:table-cell table:number-columns-repeated="1016"/>
        </table:table-row>
      </table:table>
      <table:table table:name="22" table:style-name="ta1">
        <table:table-column table:style-name="co3" table:number-columns-repeated="4" table:default-cell-style-name="Default"/>
        <table:table-column table:style-name="co3" table:default-cell-style-name="ce18"/>
        <table:table-column table:style-name="co3" table:number-columns-repeated="1016" table:default-cell-style-name="Default"/>
        <table:table-row table:style-name="ro1">
          <table:table-cell office:value-type="string" calcext:value-type="string">
            <text:p>station_id</text:p>
          </table:table-cell>
          <table:table-cell office:value-type="string" calcext:value-type="string">
            <text:p>station_name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at</text:p>
          </table:table-cell>
          <table:table-cell table:style-name="Default" office:value-type="string" calcext:value-type="string">
            <text:p>address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raraquara</text:p>
          </table:table-cell>
          <table:table-cell office:value-type="float" office:value="791007" calcext:value-type="float">
            <text:p>791007</text:p>
          </table:table-cell>
          <table:table-cell office:value-type="float" office:value="7588591" calcext:value-type="float">
            <text:p>7588591</text:p>
          </table:table-cell>
          <table:table-cell office:value-type="string" calcext:value-type="string">
            <text:p><text:span text:style-name="T65">Av. Angelo Hortence, 1990 </text:span><text:span text:style-name="T66">Centro - Araraquara - Ginasio da Pista Guilherme Fragoso Ferrâo / Centro Esportivo Domingos Savio</text:span>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auru</text:p>
          </table:table-cell>
          <table:table-cell office:value-type="float" office:value="696439" calcext:value-type="float">
            <text:p>696439</text:p>
          </table:table-cell>
          <table:table-cell office:value-type="float" office:value="7529779" calcext:value-type="float">
            <text:p>7529779</text:p>
          </table:table-cell>
          <table:table-cell office:value-type="string" calcext:value-type="string">
            <text:p><text:span text:style-name="T65">Rua Castro Alves, Q4 Vila Souto – Bauru </text:span><text:span text:style-name="T66">12° Grupamento de Bombeiros</text:span>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Jaú</text:p>
          </table:table-cell>
          <table:table-cell office:value-type="float" office:value="750614" calcext:value-type="float">
            <text:p>750614</text:p>
          </table:table-cell>
          <table:table-cell office:value-type="float" office:value="7532100" calcext:value-type="float">
            <text:p>7532100</text:p>
          </table:table-cell>
          <table:table-cell office:value-type="string" calcext:value-type="string">
            <text:p><text:span text:style-name="T64">Rua 24 de Maio, 943 Vila Nova Jau – Jau 27° Batalhâo da Policia Militar do Interior</text:span>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tanduva</text:p>
          </table:table-cell>
          <table:table-cell office:value-type="float" office:value="709450" calcext:value-type="float">
            <text:p>709450</text:p>
          </table:table-cell>
          <table:table-cell office:value-type="float" office:value="7660813" calcext:value-type="float">
            <text:p>7660813</text:p>
          </table:table-cell>
          <table:table-cell office:value-type="string" calcext:value-type="string">
            <text:p><text:span text:style-name="T65">Rua Fortaleza, 1310 Vila Rodrigues – Catanduva </text:span><text:span text:style-name="T66">Reservatorio Santo Antônio (Caixa D'Agua)</text:span>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raçatuba</text:p>
          </table:table-cell>
          <table:table-cell office:value-type="float" office:value="558199" calcext:value-type="float">
            <text:p>558199</text:p>
          </table:table-cell>
          <table:table-cell office:value-type="float" office:value="7657071" calcext:value-type="float">
            <text:p>7657071</text:p>
          </table:table-cell>
          <table:table-cell office:value-type="string" calcext:value-type="string">
            <text:p><text:span text:style-name="T64">Rua Clovis Pestana, 801A Jd.Dona Amélia - Araçatuba UNESP - Campus da Odontologia</text:span></text:p>
          </table:table-cell>
          <table:table-cell table:number-columns-repeated="10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arília</text:p>
          </table:table-cell>
          <table:table-cell office:value-type="float" office:value="607206" calcext:value-type="float">
            <text:p>607206</text:p>
          </table:table-cell>
          <table:table-cell office:value-type="float" office:value="7544689" calcext:value-type="float">
            <text:p>7544689</text:p>
          </table:table-cell>
          <table:table-cell table:style-name="ce25" office:value-type="string" calcext:value-type="string">
            <text:p><text:span text:style-name="T65">Rua Pascoal Moreira, 250 Lorenzetti - Marilia Unidade Basica de Saude</text:span>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residente Prudente</text:p>
          </table:table-cell>
          <table:table-cell table:style-name="ce16" office:value-type="float" office:value="457841" calcext:value-type="float">
            <text:p>457841</text:p>
          </table:table-cell>
          <table:table-cell table:style-name="ce16" office:value-type="float" office:value="7553841" calcext:value-type="float">
            <text:p>7553841</text:p>
          </table:table-cell>
          <table:table-cell table:style-name="ce26" office:value-type="string" calcext:value-type="string">
            <text:p><text:span text:style-name="T64">Rua Roberto Simonsen, 464 Vila Sta.Helena - Presidente Prudente UNESP - Laboratorio de Climatologia</text:span></text:p>
          </table:table-cell>
          <table:table-cell table:style-name="ce16"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ão José do Rio Preto</text:p>
          </table:table-cell>
          <table:table-cell office:value-type="float" office:value="666719" calcext:value-type="float">
            <text:p>666719</text:p>
          </table:table-cell>
          <table:table-cell office:value-type="float" office:value="7700854" calcext:value-type="float">
            <text:p>7700854</text:p>
          </table:table-cell>
          <table:table-cell table:style-name="ce17" office:value-type="string" calcext:value-type="string">
            <text:p><text:span text:style-name="T64">Rua Jales, 3055 - Eldorado - Sâo José do Rio Preto - Campo de Atletismo Eldorado</text:span></text:p>
          </table:table-cell>
          <table:table-cell table:number-columns-repeated="1016"/>
        </table:table-row>
      </table:table>
      <table:table table:name="working_station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merican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raçatuba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raraquara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auru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mpinas-Centr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mpinas-Taquaral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mpinas-V.Uniã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pão Redond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rapicuiba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tanduv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rqueira Césa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id.Universitária-USP-Ipe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gonha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ubatão-Centr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ubatão-Vale do Mogi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ubatão-Vila Parisi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adem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uarulhos-Paço Municipa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uarulhos-Pimenta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birapuer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nterlago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taim Paulist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taquer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Jacareí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Jaú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Jundiaí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imeir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rg.Tietê-Ponte dos Remédio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aríli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uá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oc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ssa Senhora do Ó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sasc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relheir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que D.Pedro II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aulíni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ulínia - Su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inheiro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iracicaba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residente Prudent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ibeirão Pret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.André-Capuav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.André-Paço Municipal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.Bernardo-Centr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.Bernardo-Paulicéi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.José Campo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.José Campos-Jd.Satélit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.José Campos-Vista Verd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anta Gertrud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ntan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nto Amaro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antos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antos-Ponta da Prai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ão Caetano do Su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ão José do Rio Pret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orocab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aboão da Serra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atuí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aubaté</text:p>
          </table:table-cell>
        </table:table-row>
      </table:table>
      <table:named-expressions/>
      <table:database-ranges>
        <table:database-range table:name="__Anonymous_Sheet_DB__0" table:target-range-address="'23'.C2:'23'.E5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22'.B2:'22'.AMG104857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00/00/0000</text:date>, <text:time style:data-style-name="N2" text:time-value="15:14:59.430656154">00:00:00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n </meta:initial-creator>
    <meta:creation-date>2016-08-22T10:56:34.399415200</meta:creation-date>
    <dc:date>2016-08-22T15:15:11.790914747</dc:date>
    <dc:creator>Roman </dc:creator>
    <meta:editing-duration>PT4H38S</meta:editing-duration>
    <meta:editing-cycles>102</meta:editing-cycles>
    <meta:generator>LibreOffice/4.3.3.2$Linux_X86_64 LibreOffice_project/430m0$Build-2</meta:generator>
    <meta:document-statistic meta:table-count="3" meta:cell-count="423" meta:object-count="0"/>
  </office:meta>
</office:document-meta>
</file>